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6.00pt" fo:font-weight="normal" fo:font-family="Calibri" style:font-family-asian="Calibri" style:font-family-complex="Calibri" fo:background-color="transparent" style:use-window-font-color="true"/>
    </style:style>
    <style:style style:name="T29" style:family="text">
      <style:text-properties fo:font-size="16.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6.00pt" fo:font-weight="normal" fo:font-family="Calibri" style:font-family-asian="Calibri" style:font-family-complex="Calibri" fo:background-color="transparent" style:use-window-font-color="true"/>
    </style:style>
    <style:style style:name="T37" style:family="text">
      <style:text-properties fo:font-size="16.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normal" fo:font-family="Calibri" style:font-family-asian="Calibri" style:font-family-complex="Calibri" fo:background-color="transparent" style:use-window-font-color="true"/>
    </style:style>
    <style:style style:name="T51" style:family="text">
      <style:text-properties fo:font-size="16.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office:automatic-styles>
  <office:body>
    <office:text>
      <text:p text:style-name="P1"><text:span text:style-name="T1">4<text:s/></text:span><text:span text:style-name="T2">users</text:span><text:span text:style-name="T3"/></text:p>
      <text:list text:style-name="L2">
        <text:list-item>
          <text:p text:style-name="P2"><text:span text:style-name="T4">Young married mother of several lively children. Works as a make up artist from home as well as going to clients homes. Popular, friendly and outgoing personality. Doesn't want to pay so much for a website but wants to be able to reach a wider audience, gaining more customers than just those in her neighbourhood .</text:span><text:span text:style-name="T5"/></text:p>
        </text:list-item>
        <text:list-item>
          <text:p text:style-name="P2"><text:span text:style-name="T6">Middle aged widower owns a small hotel in a suburb. He has<text:s/></text:span><text:span text:style-name="T7">4<text:s/></text:span><text:span text:style-name="T8">children, the oldest of whom helps him in the running of the hotel. He is a friendly, kind and warm man. The hotel has been going for many years but he recently took over the business, having retired from his position as an educator of<text:s/></text:span><text:span text:style-name="T9">30<text:s/></text:span><text:span text:style-name="T10">years. He wants to up the standards and rebrand the business, and in so doing hopes to attract more customers. I am a good choice for him as I will be able to create an inviting website for a low rate, increasing his number of customers and<text:s/></text:span><text:span text:style-name="T11"/></text:p>
        </text:list-item>
        <text:list-item>
          <text:p text:style-name="P2"><text:span text:style-name="T12">Single student in his late<text:s/></text:span><text:span text:style-name="T13">20</text:span><text:span text:style-name="T14">'s, lives alone. Studying music and is a very talented musician. Has a small studio in his apartment and has begun offering his services to record songs and play if required. Just starting out and wishes to make many people aware of his services, without paying a fortune in advertising. I will not charge a lot to create his website. He is looking for a simple, uncomplicated site, solely for the intention of letting people know about his studio. He isn't expensive as he is not yet experienced so is catering for a young crowd, who are on a budget. I can provide this.</text:span><text:span text:style-name="T15"/></text:p>
        </text:list-item>
        <text:list-item>
          <text:p text:style-name="P2"><text:span text:style-name="T16">Older couple in their early<text:s/></text:span><text:span text:style-name="T17">60</text:span><text:span text:style-name="T18">'s. Married for<text:s/></text:span><text:span text:style-name="T19">35<text:s/></text:span><text:span text:style-name="T20">years,<text:s/></text:span><text:span text:style-name="T21">5<text:s/></text:span><text:span text:style-name="T22">kids all married and living out of town or the country. Have been running the family<text:s text:c="2"/>jewlery business for over a decade. Heard about businesses seeing a profit increase from setting up a website to advertise their products online. Wish to do the same. Old fashioned so don't want to spend much money on their website, in case it doesn't prove to bring in success.I am a good solution as I am not charging much to launch a website for them. Additionally they are not so educated in the world of the internet so do not require such a sophisticated<text:s text:c="2"/>website. Just want to be available online.</text:span><text:span text:style-name="T23"/></text:p>
        </text:list-item>
      </text:list>
      <text:p text:style-name="P3"><text:span text:style-name="T24"><text:s text:c="3"/>All<text:s/></text:span><text:span text:style-name="T25">4<text:s/></text:span><text:span text:style-name="T26">users are looking to reach a wider audience, to advertise their business and attract more customers. They are all interested in spending a minimal amount on their website. They are all hardworking individuals who aim to provide a proffessional, efficient service. I can be the best solution to create for them a website that is affordable, makes them well known, and present their services in an organised, easy to use format, thereby attracting more customers.</text:span><text:span text:style-name="T27"/></text:p>
      <text:p text:style-name="P3"><text:span text:style-name="T28">Analyse the Market</text:span><text:span text:style-name="T29"/></text:p>
      <text:list text:style-name="L4">
        <text:list-item>
          <text:p text:style-name="P4"><text:span text:style-name="T30">I have reserached other websites offering to create your own website. They offer monthly website updates, mobile website setup for smartphone capability and tracking tools to view your online success.Those purchasing it new, get a free trial. The layout and fonts used are simple and neat, giving a proffesional and approachable feel. They seem to be catering to businessess who are just starting out and haven't yet 'made it'.</text:span><text:span text:style-name="T31"/></text:p>
        </text:list-item>
        <text:list-item>
          <text:p text:style-name="P4"><text:span text:style-name="T32">I like the layout and format used as they give a nice feel. I do not like when websites try to prove themselves too much, by making you feel that they are the best. It is not attractive.</text:span><text:span text:style-name="T33"/></text:p>
        </text:list-item>
        <text:list-item>
          <text:p text:style-name="P4"><text:span text:style-name="T34">The websites have helped me in discover what customers are looking for in a website and what they require.<text:s/></text:span><text:span text:style-name="T35"/></text:p>
        </text:list-item>
      </text:list>
      <text:p text:style-name="P5"><text:span text:style-name="T36">Defining the Core Values<text:s/></text:span><text:span text:style-name="T37"/></text:p>
      <text:list text:style-name="L6">
        <text:list-item>
          <text:p text:style-name="P6"><text:span text:style-name="T38">Open, enthusiastic, driven, dynamic.</text:span><text:span text:style-name="T39"/></text:p>
        </text:list-item>
        <text:list-item>
          <text:p text:style-name="P6"><text:span text:style-name="T40">Creative, warm business owners.</text:span><text:span text:style-name="T41"/></text:p>
        </text:list-item>
        <text:list-item>
          <text:p text:style-name="P6"><text:span text:style-name="T42">Voice- Affordable, friendly, accomadating, trustworthy, efficient.</text:span><text:span text:style-name="T43"/></text:p>
        </text:list-item>
        <text:list-item>
          <text:p text:style-name="P6"><text:span text:style-name="T44">Customer feels stress free, taken care of, more in order after using my services.</text:span><text:span text:style-name="T45"/></text:p>
        </text:list-item>
        <text:list-item>
          <text:p text:style-name="P6"><text:span text:style-name="T46">impact- customer will now have put her business on the map. Made more people aware of it, made it look more proffessional, inviting and as a result attract more customers. Also has saved time and money put into other methods of advertising.</text:span><text:span text:style-name="T47"/></text:p>
        </text:list-item>
        <text:list-item>
          <text:p text:style-name="P6"><text:span text:style-name="T48">unique value- very affordable, enthusiastic, easy to use etc.</text:span><text:span text:style-name="T49"/></text:p>
        </text:list-item>
      </text:list>
      <text:p text:style-name="P7"><text:span text:style-name="T50">Define the Brand</text:span><text:span text:style-name="T51"/></text:p>
      <text:list text:style-name="L8">
        <text:list-item>
          <text:p text:style-name="P8"><text:span text:style-name="T52">Driven, creative, accomadating, orderly, time saving, affordable.</text:span><text:span text:style-name="T53"/></text:p>
        </text:list-item>
        <text:list-item>
          <text:p text:style-name="P8"><text:span text:style-name="T54">Design, develop and create websites or improve an existing website.<text:s/></text:span><text:span text:style-name="T55"/></text:p>
        </text:list-item>
      </text:list>
      <text:p text:style-name="P9"><text:span text:style-name="T55"><text:tab/></text:span><text:span text:style-name="T56">Online</text:span><text:span text:style-name="T57"/></text:p>
      <text:p text:style-name="P9"><text:span text:style-name="T57"><text:tab/></text:span><text:span text:style-name="T58">To english speaking<text:s text:c="2"/>small business owners anywhere around the world. So that their business can gain more publicity, reach a wider audience and thus attract many more customers. Whenever a businness wants to 'put themselves on the map'.</text:span><text:span text:style-name="T59"/></text:p>
      <text:list text:style-name="L10">
        <text:list-item>
          <text:p text:style-name="P10"><text:span text:style-name="T60">Summary: UrWebsite provides the creation of personalised websites to small budgeted businesses in an affordable environment with an accomadating voice, helping them feel stress free and better well known.</text:span><text:span text:style-name="T61"/></text:p>
        </text:list-item>
        <text:list-item>
          <text:p text:style-name="P10"><text:span text:style-name="T62">I am affordable, fresh and efficient.</text:span><text:span text:style-name="T63"/></text:p>
        </text:list-item>
      </text:list>
      <text:p text:style-name="P11"><text:span text:style-name="T64"/></text:p>
      <text:p text:style-name="P11"><text:span text:style-name="T65"><text:tab/></text:span><text:span text:style-name="T66">Customers are looking for efficient service, affordable, and done with a smile. An important factor is an artist who knows the latest styles and techniques<text:s text:c="2"/>currently popular in the fashion world.</text:span><text:span text:style-name="T67"/></text:p>
      <text:p text:style-name="P11"><text:span text:style-name="T68">Travelers/holiday makers/businessmen want<text:s text:c="2"/>comfortable, inexpensive accomadation. They want to be treated nicely and respectfully.<text:s/></text:span><text:span text:style-name="T69"/></text:p>
      <text:p text:style-name="P11"><text:span text:style-name="T70"/></text:p>
      <text:p text:style-name="P11"><text:span text:style-name="T71"><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